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1f9210" officeooo:paragraph-rsid="001f9210"/>
    </style:style>
    <style:style style:name="P4" style:family="paragraph" style:parent-style-name="Text_20_body" style:list-style-name="L2">
      <style:text-properties officeooo:rsid="002bcfeb" officeooo:paragraph-rsid="002bcfeb"/>
    </style:style>
    <style:style style:name="T1" style:family="text">
      <style:text-properties officeooo:rsid="001aa44e"/>
    </style:style>
    <style:style style:name="T2" style:family="text">
      <style:text-properties officeooo:rsid="001fa94e"/>
    </style:style>
    <style:style style:name="T3" style:family="text">
      <style:text-properties officeooo:rsid="0022ed6f"/>
    </style:style>
    <style:style style:name="T4" style:family="text">
      <style:text-properties officeooo:rsid="002df5c9"/>
    </style:style>
    <style:style style:name="T5" style:family="text">
      <style:text-properties officeooo:rsid="002ec0c6"/>
    </style:style>
    <style:style style:name="T6" style:family="text">
      <style:text-properties officeooo:rsid="00309f9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1:1-17</text:h>
      <text:h text:style-name="Heading_20_2" text:outline-level="2"><text:bookmark text:name="en-GNT-26874"/>The Triumphant Entry into Jerusalem <text:span text:style-name="T1">(1-11)</text:span></text:h>
      <text:list xml:id="list4045200174" text:style-name="L1">
        <text:list-item>
          <text:p text:style-name="P1">As Jesus and his disciples approached Jerusalem, they came to Bethphage at the Mount of Olives. There Jesus sent two of the disciples on ahead with these instructions: “Go to the village there ahead of you, and at once you will find a donkey tied up with her colt beside her. Untie them and bring them to me. And if anyone says anything, tell him, ‘The Master needs them’; and then he will let them go at once.” This happened in order to make come true what the prophet had said: “Tell the city of Zion, Look, your king is coming to you! He is humble and rides on a donkey and on a colt, the foal of a donkey.” So the disciples went and did what Jesus had told them to do: they brought the donkey and the colt, threw their cloaks over them, and Jesus got on. A large crowd of people spread their cloaks on the road while others cut branches from the trees and spread them on the road. The crowds walking in front of Jesus and those walking behind began to shout, “Praise to David's Son! God bless him who comes in the name of the Lord! Praise be to God!”<text:bookmark text:name="en-GNT-26883"/> When Jesus entered Jerusalem, the whole city was thrown into an uproar. “Who is he?” the people asked.<text:bookmark text:name="en-GNT-26884"/> “This is the prophet Jesus, from Nazareth in Galilee,” the crowds answered.</text:p>
        </text:list-item>
        <text:list-item>
          <text:p text:style-name="P3">The path of Jesus into Jerusalem had been set straight, all things were falling in place. The donkey was collected with no conflict, and the people praised him as he went into the city. Him using a donkey was also a sign of humility. <text:span text:style-name="T2">When God is in our lives and leading us, all things will fall into place. </text:span><text:span text:style-name="T3">We should also be humble as Christ was, humility is an important principle in the kingdom of heaven.</text:span></text:p>
        </text:list-item>
      </text:list>
      <text:h text:style-name="Heading_20_2" text:outline-level="2"><text:bookmark text:name="en-GNT-26885"/>Jesus Goes to the Temple <text:span text:style-name="T1">(12-17)</text:span></text:h>
      <text:list xml:id="list3235080482" text:style-name="L2">
        <text:list-item>
          <text:p text:style-name="P2">Jesus went into the Temple and drove out all those who were buying and selling there. He overturned the tables of the moneychangers and the stools of those who sold pigeons, <text:bookmark text:name="en-GNT-26886"/>and said to them, “It is written in the Scriptures that God said, ‘My Temple will be called a house of prayer.’ But you are making it a hideout for thieves!”<text:bookmark text:name="en-GNT-26887"/> The blind and the crippled came to him in the Temple, and he healed them. <text:bookmark text:name="en-GNT-26888"/>The chief priests and the teachers of the Law became angry when they saw the wonderful things he was doing and the children shouting in the Temple, “Praise to David's Son!”<text:bookmark text:name="en-GNT-26889"/> So they asked Jesus, “Do you hear what they are saying?” “Indeed I do,” answered Jesus. “Haven't you ever read this scripture? ‘You have trained children and babies to offer perfect praise.’”<text:bookmark text:name="en-GNT-26890"/> Jesus left them and went out of the city to Bethany, where he spent the night.</text:p>
        </text:list-item>
        <text:list-item>
          <text:p text:style-name="P4">The house of the Lord should be used for prayer and praise, let’s not use it for any of our business. <text:span text:style-name="T4">Jesus healed and perfomed other miracles that angered the teachers of the law. </text:span><text:span text:style-name="T5">Carrying out the work of the Lord brings hatred to us, we’ve been warned of this but we should continue spreading the word regardless of the enemies growing. </text:span><text:span text:style-name="T6">Kids need to be taught praise and they will give perfect prais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3T06:51:17.196559576</meta:creation-date>
    <dc:date>2022-01-15T08:52:59.530022283</dc:date>
    <meta:editing-duration>PT28M7S</meta:editing-duration>
    <meta:editing-cycles>12</meta:editing-cycles>
    <meta:generator>LibreOffice/6.4.7.2$Linux_X86_64 LibreOffice_project/40$Build-2</meta:generator>
    <meta:document-statistic meta:table-count="0" meta:image-count="0" meta:object-count="0" meta:page-count="1" meta:paragraph-count="7" meta:word-count="561" meta:character-count="2986" meta:non-whitespace-character-count="2436"/>
  </office:meta>
</office:document-meta>
</file>